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6971BC618C6C10BE72.png" manifest:media-type="image/png"/>
  <manifest:file-entry manifest:full-path="Pictures/10000201000000580000001FE7B2D11A2D36B4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15.99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5.997cm" table:align="margins" style:writing-mode="lr-tb"/>
    </style:style>
    <style:style style:name="Tableau4.A" style:family="table-column">
      <style:table-column-properties style:column-width="15.997cm" style:rel-column-width="65535*"/>
    </style:style>
    <style:style style:name="Tableau4.A1" style:family="table-cell">
      <style:table-cell-properties fo:padding="0.097cm" fo:border="0.05pt solid #000000"/>
    </style:style>
    <style:style style:name="Tableau2" style:family="table">
      <style:table-properties style:width="20.227cm" fo:margin-left="-2.007cm" table:align="left" style:writing-mode="lr-tb"/>
    </style:style>
    <style:style style:name="Tableau2.A" style:family="table-column">
      <style:table-column-properties style:column-width="20.227cm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5.997cm" table:align="margins" style:writing-mode="lr-tb"/>
    </style:style>
    <style:style style:name="Tableau5.A" style:family="table-column">
      <style:table-column-properties style:column-width="15.99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officeooo:paragraph-rsid="00544e93"/>
    </style:style>
    <style:style style:name="P5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fo:language="fr" fo:country="FR" fo:font-style="italic" fo:font-weight="bold" officeooo:rsid="000e8def" officeooo:paragraph-rsid="00544e93" style:font-size-asian="8pt" style:font-style-asian="italic" style:font-weight-asian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b632b" officeooo:paragraph-rsid="003f447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b632b" officeooo:paragraph-rsid="0042576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f447a" officeooo:paragraph-rsid="003f447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25768" officeooo:paragraph-rsid="0042576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32e49" officeooo:paragraph-rsid="00432e4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4768f" officeooo:paragraph-rsid="0044768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ourier New1" fo:font-size="12pt" fo:letter-spacing="normal" fo:font-style="normal" fo:font-weight="normal" officeooo:rsid="003b632b" officeooo:paragraph-rsid="003f447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ourier New1" fo:font-size="12pt" fo:letter-spacing="normal" fo:font-style="normal" fo:font-weight="normal" officeooo:rsid="003f447a" officeooo:paragraph-rsid="003f447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Courier New1" fo:font-size="12pt" fo:letter-spacing="normal" fo:font-style="normal" fo:font-weight="normal" officeooo:rsid="00425768" officeooo:paragraph-rsid="0042576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3fd15" officeooo:paragraph-rsid="0013fd15" style:font-size-asian="12pt" style:font-size-complex="12pt"/>
    </style:style>
    <style:style style:name="P17" style:family="paragraph" style:parent-style-name="Standard">
      <style:text-properties style:font-name="Courier New1" officeooo:paragraph-rsid="0045234b"/>
    </style:style>
    <style:style style:name="P18" style:family="paragraph" style:parent-style-name="Standard">
      <style:text-properties officeooo:paragraph-rsid="0045a004"/>
    </style:style>
    <style:style style:name="P19" style:family="paragraph" style:parent-style-name="Standard">
      <style:text-properties officeooo:paragraph-rsid="00472010"/>
    </style:style>
    <style:style style:name="P20" style:family="paragraph" style:parent-style-name="Standard">
      <style:text-properties officeooo:rsid="0044768f" officeooo:paragraph-rsid="0044768f"/>
    </style:style>
    <style:style style:name="P21" style:family="paragraph" style:parent-style-name="Standard">
      <style:text-properties officeooo:rsid="0045234b" officeooo:paragraph-rsid="0045234b"/>
    </style:style>
    <style:style style:name="P22" style:family="paragraph" style:parent-style-name="Standard">
      <style:text-properties officeooo:rsid="00478979" officeooo:paragraph-rsid="00478979"/>
    </style:style>
    <style:style style:name="P23" style:family="paragraph" style:parent-style-name="Standard">
      <style:text-properties officeooo:paragraph-rsid="0055294e"/>
    </style:style>
    <style:style style:name="P24" style:family="paragraph" style:parent-style-name="Titre_20_module">
      <loext:graphic-properties draw:fill="solid" draw:fill-color="#e5e5e5" draw:opacity="100%"/>
      <style:paragraph-properties fo:text-align="center" style:justify-single-word="false" fo:background-color="#e5e5e5" fo:padding-left="0cm" fo:padding-right="0cm" fo:padding-top="0cm" fo:padding-bottom="0.106cm" fo:border="0.51pt solid #000000"/>
      <style:text-properties officeooo:rsid="0013fd15" officeooo:paragraph-rsid="003f447a"/>
    </style:style>
    <style:style style:name="P25" style:family="paragraph" style:parent-style-name="Table_20_Contents">
      <style:paragraph-properties fo:text-align="justify" style:justify-single-word="false"/>
      <style:text-properties officeooo:rsid="00425768" officeooo:paragraph-rsid="00425768"/>
    </style:style>
    <style:style style:name="P26" style:family="paragraph" style:parent-style-name="Table_20_Contents">
      <style:text-properties officeooo:rsid="00432e49" officeooo:paragraph-rsid="00432e49"/>
    </style:style>
    <style:style style:name="P27" style:family="paragraph" style:parent-style-name="Table_20_Contents">
      <style:text-properties officeooo:rsid="00432e49" officeooo:paragraph-rsid="00496fd3"/>
    </style:style>
    <style:style style:name="P28" style:family="paragraph" style:parent-style-name="Table_20_Contents">
      <style:paragraph-properties fo:text-align="justify" style:justify-single-word="false"/>
      <style:text-properties fo:font-size="9pt" officeooo:rsid="0040a184" officeooo:paragraph-rsid="0040a184" style:font-size-asian="9pt" style:font-size-complex="9pt"/>
    </style:style>
    <style:style style:name="P29" style:family="paragraph" style:parent-style-name="Table_20_Contents">
      <style:text-properties style:font-name="Courier New1" officeooo:rsid="00478979" officeooo:paragraph-rsid="00478979"/>
    </style:style>
    <style:style style:name="P30" style:family="paragraph" style:parent-style-name="Titre_20_TP" style:master-page-name="Standard">
      <loext:graphic-properties draw:fill="solid" draw:fill-color="#e5e5e5" draw:opacity="100%"/>
      <style:paragraph-properties fo:text-align="center" style:justify-single-word="false" style:page-number="auto" fo:background-color="#e5e5e5" fo:padding-left="0cm" fo:padding-right="0cm" fo:padding-top="0cm" fo:padding-bottom="0.106cm" fo:border="0.51pt solid #000000"/>
      <style:text-properties officeooo:rsid="0002025b" officeooo:paragraph-rsid="0002025b"/>
    </style:style>
    <style:style style:name="P31" style:family="paragraph" style:parent-style-name="Heading_20_1" style:list-style-name="Numbering_20_1">
      <style:paragraph-properties fo:text-align="justify" style:justify-single-word="false"/>
      <style:text-properties officeooo:rsid="003f447a" officeooo:paragraph-rsid="003f447a"/>
    </style:style>
    <style:style style:name="P32" style:family="paragraph" style:parent-style-name="Heading_20_1" style:list-style-name="Numbering_20_1">
      <style:text-properties officeooo:rsid="0044768f"/>
    </style:style>
    <style:style style:name="P33" style:family="paragraph" style:parent-style-name="Heading_20_1" style:list-style-name="Numbering_20_1">
      <style:text-properties officeooo:rsid="00478979"/>
    </style:style>
    <style:style style:name="P34" style:family="paragraph" style:parent-style-name="Heading_20_1" style:list-style-name="Numbering_20_1">
      <style:text-properties officeooo:rsid="005e1856" officeooo:paragraph-rsid="0055294e"/>
    </style:style>
    <style:style style:name="P35" style:family="paragraph" style:parent-style-name="Heading_20_2" style:list-style-name="Numbering_20_1">
      <style:text-properties officeooo:paragraph-rsid="0055294e"/>
    </style:style>
    <style:style style:name="P36" style:family="paragraph" style:parent-style-name="Heading_20_2" style:list-style-name="Numbering_20_1">
      <style:text-properties officeooo:rsid="005e1856" officeooo:paragraph-rsid="0055294e"/>
    </style:style>
    <style:style style:name="P3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0a184" officeooo:paragraph-rsid="0040a184" style:font-size-asian="12pt" style:font-size-complex="12pt"/>
    </style:style>
    <style:style style:name="P38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25768" officeooo:paragraph-rsid="00425768" style:font-size-asian="12pt" style:font-size-complex="12pt"/>
    </style:style>
    <style:style style:name="P39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32e49" officeooo:paragraph-rsid="00432e49" style:font-size-asian="12pt" style:font-size-complex="12pt"/>
    </style:style>
    <style:style style:name="P40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4768f" officeooo:paragraph-rsid="0044768f" style:font-size-asian="12pt" style:font-size-complex="12pt"/>
    </style:style>
    <style:style style:name="P41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96fd3" officeooo:paragraph-rsid="00496fd3" style:font-size-asian="12pt" style:font-size-complex="12pt"/>
    </style:style>
    <style:style style:name="P42" style:family="paragraph" style:parent-style-name="Standard" style:list-style-name="L5">
      <style:text-properties officeooo:rsid="0044768f" officeooo:paragraph-rsid="0044768f"/>
    </style:style>
    <style:style style:name="P43" style:family="paragraph" style:parent-style-name="Standard" style:list-style-name="L6">
      <style:text-properties officeooo:paragraph-rsid="00478979"/>
    </style:style>
    <style:style style:name="P44" style:family="paragraph" style:parent-style-name="Standard" style:list-style-name="L6">
      <style:text-properties officeooo:rsid="0045a004" officeooo:paragraph-rsid="0045a004"/>
    </style:style>
    <style:style style:name="P45" style:family="paragraph" style:parent-style-name="Standard" style:list-style-name="L6">
      <style:text-properties officeooo:rsid="00478979" officeooo:paragraph-rsid="00478979"/>
    </style:style>
    <style:style style:name="P46" style:family="paragraph" style:parent-style-name="Standard" style:list-style-name="L7">
      <style:text-properties officeooo:rsid="00478979" officeooo:paragraph-rsid="00478979"/>
    </style:style>
    <style:style style:name="P47" style:family="paragraph" style:parent-style-name="Standard" style:list-style-name="L8">
      <style:text-properties officeooo:rsid="00478979" officeooo:paragraph-rsid="00478979"/>
    </style:style>
    <style:style style:name="P48" style:family="paragraph" style:parent-style-name="Standard" style:list-style-name="L8">
      <style:text-properties officeooo:rsid="00478979" officeooo:paragraph-rsid="0055294e"/>
    </style:style>
    <style:style style:name="P49" style:family="paragraph" style:parent-style-name="Standard" style:list-style-name="L9">
      <style:text-properties officeooo:rsid="00492e12" officeooo:paragraph-rsid="00492e12"/>
    </style:style>
    <style:style style:name="P50" style:family="paragraph" style:parent-style-name="Standard" style:list-style-name="L9">
      <style:text-properties officeooo:rsid="00496fd3" officeooo:paragraph-rsid="00496fd3"/>
    </style:style>
    <style:style style:name="P51" style:family="paragraph" style:parent-style-name="Standard" style:list-style-name="WW8Num3">
      <style:text-properties officeooo:paragraph-rsid="0055294e"/>
    </style:style>
    <style:style style:name="P52" style:family="paragraph" style:parent-style-name="Standard" style:list-style-name="WW8Num5">
      <style:text-properties officeooo:paragraph-rsid="0055294e"/>
    </style:style>
    <style:style style:name="P53" style:family="paragraph" style:parent-style-name="Standard" style:list-style-name="L11">
      <style:text-properties officeooo:paragraph-rsid="0055294e"/>
    </style:style>
    <style:style style:name="P54" style:family="paragraph" style:parent-style-name="Standard" style:list-style-name="L10">
      <style:paragraph-properties fo:margin-left="0.998cm" fo:margin-right="0cm" fo:text-indent="0cm" style:auto-text-indent="false"/>
      <style:text-properties officeooo:paragraph-rsid="0055294e"/>
    </style:style>
    <style:style style:name="T1" style:family="text">
      <style:text-properties officeooo:rsid="000e8def"/>
    </style:style>
    <style:style style:name="T2" style:family="text">
      <style:text-properties fo:font-size="8pt" fo:font-style="italic" fo:font-weight="bold" style:font-size-asian="8pt" style:font-style-asian="italic" style:font-weight-asian="bold"/>
    </style:style>
    <style:style style:name="T3" style:family="text">
      <style:text-properties fo:font-size="8pt" fo:language="en" fo:country="GB" fo:font-weight="bold" style:font-size-asian="8pt" style:font-weight-asian="bold"/>
    </style:style>
    <style:style style:name="T4" style:family="text">
      <style:text-properties fo:font-size="8pt" fo:language="en" fo:country="GB" fo:font-weight="bold" officeooo:rsid="00544e93" style:font-size-asian="8pt" style:font-weight-asian="bold"/>
    </style:style>
    <style:style style:name="T5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T6" style:family="text">
      <style:text-properties officeooo:rsid="0013fd15"/>
    </style:style>
    <style:style style:name="T7" style:family="text">
      <style:text-properties officeooo:rsid="002f42f7"/>
    </style:style>
    <style:style style:name="T8" style:family="text">
      <style:text-properties officeooo:rsid="003f447a"/>
    </style:style>
    <style:style style:name="T9" style:family="text">
      <style:text-properties style:font-name="Courier New1" officeooo:rsid="003f447a"/>
    </style:style>
    <style:style style:name="T10" style:family="text">
      <style:text-properties style:font-name="Courier New1" officeooo:rsid="0040a184"/>
    </style:style>
    <style:style style:name="T11" style:family="text">
      <style:text-properties style:font-name="Courier New1" officeooo:rsid="00425768"/>
    </style:style>
    <style:style style:name="T12" style:family="text">
      <style:text-properties style:font-name="Courier New1" fo:font-size="12pt" style:font-size-asian="12pt" style:font-size-complex="12pt"/>
    </style:style>
    <style:style style:name="T13" style:family="text">
      <style:text-properties officeooo:rsid="0040a184"/>
    </style:style>
    <style:style style:name="T14" style:family="text">
      <style:text-properties officeooo:rsid="00425768"/>
    </style:style>
    <style:style style:name="T15" style:family="text">
      <style:text-properties officeooo:rsid="00432e49"/>
    </style:style>
    <style:style style:name="T16" style:family="text">
      <style:text-properties officeooo:rsid="0044768f"/>
    </style:style>
    <style:style style:name="T17" style:family="text">
      <style:text-properties officeooo:rsid="0045234b"/>
    </style:style>
    <style:style style:name="T18" style:family="text">
      <style:text-properties officeooo:rsid="0045a004"/>
    </style:style>
    <style:style style:name="T19" style:family="text">
      <style:text-properties officeooo:rsid="00472010"/>
    </style:style>
    <style:style style:name="T20" style:family="text">
      <style:text-properties officeooo:rsid="00478979"/>
    </style:style>
    <style:style style:name="T21" style:family="text">
      <style:text-properties fo:font-style="italic" officeooo:rsid="00478979" style:font-style-asian="italic" style:font-style-complex="italic"/>
    </style:style>
    <style:style style:name="T22" style:family="text">
      <style:text-properties officeooo:rsid="00526427"/>
    </style:style>
    <style:style style:name="T23" style:family="text">
      <style:text-properties officeooo:rsid="0053d287"/>
    </style:style>
    <style:style style:name="T24" style:family="text">
      <style:text-properties style:use-window-font-color="true" loext:opacity="0%" style:font-name="Arial" fo:font-size="14pt" fo:language="fr" fo:country="FR" fo:font-weight="bold" officeooo:rsid="0053d287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2pt" fo:language="fr" fo:country="FR" officeooo:rsid="0055294e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2pt" fo:language="fr" fo:country="FR" officeooo:rsid="005548bc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fo:font-weight="bold" style:font-weight-asian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5548bc"/>
    </style:style>
    <style:style style:name="T30" style:family="text"/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 text:consecutive-numbering="true">
      <text:list-level-style-bullet text:level="1" text:style-name="WW8NumSt1z0" style:num-prefix="*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4">R</text:span>101 T<text:span text:style-name="T6">D</text:span><text:span text:style-name="T23">5</text:span></text:p>
      <text:p text:style-name="P24"><text:span text:style-name="T8">Initiation aux c</text:span><text:span text:style-name="T16">omptes et aux </text:span><text:span text:style-name="T8">droits sous linux </text:span></text:p>
      <text:p text:style-name="P15"/>
      <text:p text:style-name="P16">L'objectif de ce TD est <text:span text:style-name="T8">de découvrir la gestion des comptes sous linux, d’appréhender</text:span><text:span text:style-name="T7"> </text:span><text:span text:style-name="T8">la ges­tion des droits et de se familiariser avec leur manipulation.</text:span></text:p>
      <text:list xml:id="list2550854028" text:style-name="Numbering_20_1">
        <text:list-item text:start-value="1">
          <text:h text:style-name="P31" text:outline-level="1" text:restart-numbering="true" text:start-value="1">Comptes d'utilisateurs et groupes</text:h>
        </text:list-item>
      </text:list>
      <text:p text:style-name="P6"><text:span text:style-name="T8">Les informations concernant les comptes des utilisateurs locaux d'une machine sont stockés dans le fichier : </text:span><text:span text:style-name="T9">/etc/passwd</text:span><text:span text:style-name="T8">. Voici un exemple partiel de son contenu.</text:span></text:p>
      <table:table table:name="Tableau1" table:style-name="Tableau1">
        <table:table-column table:style-name="Tableau1.A"/>
        <table:table-row table:style-name="TableLine3101558273968">
          <table:table-cell table:style-name="Tableau1.A1" office:value-type="string">
            <text:p text:style-name="P13">root:x:0:0:root:/root:/bin/bash</text:p>
            <text:p text:style-name="P13">daemon:x:1:1:daemon:/usr/sbin:/bin/sh</text:p>
            <text:p text:style-name="P13">bin:x:2:2:bin:/bin:/bin/sh</text:p>
            <text:p text:style-name="P13">…</text:p>
            <text:p text:style-name="P13">test:x:1000:1000:test,,,:/home/test:/bin/bash</text:p>
            <text:p text:style-name="P13">fred:x:1001:1001:,,,:/home/fred:/bin/bash</text:p>
          </table:table-cell>
        </table:table-row>
      </table:table>
      <text:p text:style-name="P8">Normalement le contenu est de la forme :</text:p>
      <text:p text:style-name="P12"><text:span text:style-name="T8">Nom de connexion : M</text:span><text:span text:style-name="T13">ot de passe crypté : UID : GID : commentaire : répertoire de connexion : commande gérant la session</text:span></text:p>
      <text:list xml:id="list3689232902" text:style-name="L1">
        <text:list-item>
          <text:p text:style-name="P37">Que pouvez vous dire sur le mot de passe des différents utilisateurs ?</text:p>
        </text:list-item>
        <text:list-item>
          <text:p text:style-name="P37">Quel est le répertoire de l'utilisateur fred ?</text:p>
        </text:list-item>
        <text:list-item>
          <text:p text:style-name="P37">Quel est son UID, GID ?</text:p>
        </text:list-item>
        <text:list-item>
          <text:p text:style-name="P37">Est il possible d'avoir 2 UID identique pour 2 nom différents ?</text:p>
        </text:list-item>
      </text:list>
      <text:p text:style-name="P7"><text:span text:style-name="T14">Les groupes quant à eux sont stockés dans le fichier </text:span><text:span text:style-name="T10">/</text:span><text:span text:style-name="T11">etc/goup </text:span><text:span text:style-name="T14">dont la structure est la suivante :</text:span></text:p>
      <text:p text:style-name="P14">nom du groupe : mot de passe : GID : liste des membres</text:p>
      <table:table table:name="Tableau3" table:style-name="Tableau3">
        <table:table-column table:style-name="Tableau3.A"/>
        <table:table-row table:style-name="TableLine3101558277232">
          <table:table-cell table:style-name="Tableau3.A1" office:value-type="string">
            <text:p text:style-name="P25">root:x:0:</text:p>
            <text:p text:style-name="P25">daemon:x:1:</text:p>
            <text:p text:style-name="P25">bin:x:2:</text:p>
            <text:p text:style-name="P25">cdrom:x:24:test</text:p>
            <text:p text:style-name="P25">floppy:x:25:test</text:p>
            <text:p text:style-name="P25">audio:x:29:test</text:p>
            <text:p text:style-name="P25">video:x:44:test</text:p>
            <text:p text:style-name="P25">netdev:x:109:test</text:p>
            <text:p text:style-name="P25">bluetooth:x:110:test</text:p>
            <text:p text:style-name="P25">scanner:x:116:saned,test</text:p>
            <text:p text:style-name="P25">test:x:1000:</text:p>
            <text:p text:style-name="P25">fred:x:1001:</text:p>
            <text:p text:style-name="P25">wireshark:x:120:test</text:p>
          </table:table-cell>
        </table:table-row>
      </table:table>
      <text:list xml:id="list556063931" text:style-name="L2">
        <text:list-item>
          <text:p text:style-name="P38">Quel est l'intérêt d'ajouter test au groupe cdrom, floppy, audio, wireshark ?</text:p>
        </text:list-item>
        <text:list-item>
          <text:p text:style-name="P38">L'utilisateur fred pourra-t-il utiliser correctement wireshark ?</text:p>
        </text:list-item>
      </text:list>
      <text:p text:style-name="P9">Les valeurs utilisées par défaut lors de la création d'un utilisateur sont enregistrées dans le fichier /etc/login.defs. En voici un exemple.</text:p>
      <table:table table:name="Tableau4" table:style-name="Tableau4">
        <table:table-column table:style-name="Tableau4.A"/>
        <table:table-row table:style-name="TableLine3101558279136">
          <table:table-cell table:style-name="Tableau4.A1" office:value-type="string">
            <text:p text:style-name="P26"># /etc/login.defs - Configuration control definitions for the login package.</text:p>
            <text:p text:style-name="P26"># Enable logging and display of /var/log/faillog login failure info.</text:p>
            <text:p text:style-name="P26"># This option conflicts with the pam_tally PAM module.</text:p>
            <text:p text:style-name="P26">FAILLOG_ENAB<text:tab/><text:tab/>yes</text:p>
            <text:p text:style-name="P26"># Enable display of unknown usernames when login failures are recorded.</text:p>
            <text:p text:style-name="P26">LOG_UNKFAIL_ENAB<text:tab/>no</text:p>
            <text:p text:style-name="P26"># Enable logging of successful logins</text:p>
            <text:p text:style-name="P26"><text:soft-page-break/>LOG_OK_LOGINS<text:tab/><text:tab/>no</text:p>
            <text:p text:style-name="P26"># Login configuration initializations:</text:p>
            <text:p text:style-name="P26">#<text:tab/>ERASECHAR<text:tab/>Terminal ERASE character ('\010' = backspace).</text:p>
            <text:p text:style-name="P26">#<text:tab/>KILLCHAR<text:tab/>Terminal KILL character ('\025' = CTRL/U).</text:p>
            <text:p text:style-name="P26">#<text:tab/>UMASK<text:tab/><text:tab/>Default "umask" value.</text:p>
            <text:p text:style-name="P26"># The ERASECHAR and KILLCHAR are used only on System V machines.</text:p>
            <text:p text:style-name="P26"># UMASK is the default umask value for pam_umask and is used by</text:p>
            <text:p text:style-name="P26"># useradd and newusers to set the mode of the new home directories.</text:p>
            <text:p text:style-name="P26"># Prefix these values with "0" to get octal, "0x" to get hexadecimal.</text:p>
            <text:p text:style-name="P26">ERASECHAR<text:tab/>0177</text:p>
            <text:p text:style-name="P26">KILLCHAR<text:tab/>025</text:p>
            <text:p text:style-name="P26">UMASK<text:tab/><text:tab/>022</text:p>
            <text:p text:style-name="P26"># Password aging controls:</text:p>
            <text:p text:style-name="P26">#<text:tab/>PASS_MAX_DAYS<text:tab/>Maximum number of days a password may be used.</text:p>
            <text:p text:style-name="P26">#<text:tab/>PASS_MIN_DAYS<text:tab/>Minimum number of days allowed between password changes.</text:p>
            <text:p text:style-name="P26">#<text:tab/>PASS_WARN_AGE<text:tab/>Number of days warning given before a password expires.</text:p>
            <text:p text:style-name="P26">PASS_MAX_DAYS<text:tab/>99999</text:p>
            <text:p text:style-name="P26">PASS_MIN_DAYS<text:tab/>0</text:p>
            <text:p text:style-name="P26">PASS_WARN_AGE<text:tab/>7</text:p>
            <text:p text:style-name="P26"># Min/max values for automatic uid selection in useradd</text:p>
            <text:p text:style-name="P26">UID_MIN<text:tab/><text:tab/><text:tab/> 1000</text:p>
            <text:p text:style-name="P26">UID_MAX<text:tab/><text:tab/><text:tab/>60000</text:p>
            <text:p text:style-name="P26"># Min/max values for automatic gid selection in groupadd</text:p>
            <text:p text:style-name="P26">GID_MIN<text:tab/><text:tab/><text:tab/> 1000</text:p>
            <text:p text:style-name="P26">GID_MAX<text:tab/><text:tab/><text:tab/>60000</text:p>
            <text:p text:style-name="P26"># Max number of login retries if password is bad. This will most likely be</text:p>
            <text:p text:style-name="P26"># overriden by PAM, since the default pam_unix module has it's own built</text:p>
            <text:p text:style-name="P26"># in of 3 retries. However, this is a safe fallback in case you are using</text:p>
            <text:p text:style-name="P26"># an authentication module that does not enforce PAM_MAXTRIES.</text:p>
            <text:p text:style-name="P26">LOGIN_RETRIES<text:tab/><text:tab/>5</text:p>
            <text:p text:style-name="P26"># Max time in seconds for login</text:p>
            <text:p text:style-name="P26">LOGIN_TIMEOUT<text:tab/><text:tab/>60</text:p>
            <text:p text:style-name="P27"># Should login be allowed if we can't cd to the home directory?</text:p>
            <text:p text:style-name="P26"># Default in no.</text:p>
            <text:p text:style-name="P26">DEFAULT_HOME<text:tab/>yes</text:p>
          </table:table-cell>
        </table:table-row>
      </table:table>
      <text:list xml:id="list2101905143" text:style-name="L3">
        <text:list-item>
          <text:p text:style-name="P39">Quel est l'intérêt de loger les tentatives infructueuses de login ?</text:p>
        </text:list-item>
        <text:list-item>
          <text:p text:style-name="P39">Pourquoi n'enregistre-t-on pas les logs des tentatives fructueuses ?</text:p>
        </text:list-item>
        <text:list-item>
          <text:p text:style-name="P39">Expliquer l'intérêt de changer les mot de passe et les valeurs données par défaut.</text:p>
        </text:list-item>
        <text:list-item>
          <text:p text:style-name="P39">Quel sera l'UID du premier utilisateur créé sur la machine ? Peut on le savoir ?</text:p>
        </text:list-item>
      </text:list>
      <text:p text:style-name="P7"><text:span text:style-name="T13">Les mots de passe sont maintenant stockés dans le fichier </text:span><text:span text:style-name="T10">/etc/shadow</text:span><text:span text:style-name="T13">. Voici un exemple de ce fichier :</text:span></text:p>
      <table:table table:name="Tableau2" table:style-name="Tableau2">
        <table:table-column table:style-name="Tableau2.A"/>
        <table:table-row table:style-name="TableLine3101558281856">
          <table:table-cell table:style-name="Tableau2.A1" office:value-type="string">
            <text:p text:style-name="P28">root:$6$kO/ww.sS$17zdtzuCQu3iAygz/sRpuWlpcK62pnuDkX/6eoNBcAd4AycNtDm.IMnKaiHmrbEKjGTlwcuqae5SsOPZ5m9Ha.:15647:0:99999:7:::</text:p>
            <text:p text:style-name="P28">daemon:*:15647:0:99999:7:::</text:p>
            <text:p text:style-name="P28">bin:*:15647:0:99999:7:::</text:p>
            <text:p text:style-name="P28">…</text:p>
            <text:p text:style-name="P28">test:$6$bY9xE1F6$EUF8y6EHaSPEHE/UvSXsPu..dFRTLf7PlzunS2.kv8DtYD95ca1/7UY6WFXrNVvUYVnSeBkhzOnRwaoKyQz0W0:15647:0:99999:7:::</text:p>
            <text:p text:style-name="P28">fred:$6$sOtqmwHz$jza4KyCXowk0JB8xV00a2ABMBD8.2ZSaw8sdWV5Wt/Oxa.uoBSYc6/Le.pdMOlp9Ihdw6K8adyXeWSfO1kK1K0:15918:0:99999:7:::</text:p>
          </table:table-cell>
        </table:table-row>
      </table:table>
      <text:p text:style-name="P7"><text:span text:style-name="T14">Le format </text:span><text:span text:style-name="T15">de chaque ligne contient 9 champs séparés par des « : » et </text:span><text:span text:style-name="T14">est le suivant :</text:span></text:p>
      <text:p text:style-name="P10">Nom de connexion : mot de passe chiffré:date du dernier changement de mot de passe : age minimum du mot de passe : age maximum du mot de passe : période d'avertissement pour le <text:soft-page-break/>changement de mot de passe : période d'inactivité du mot de passe : date de fin de validité du compte : champs réservé (pas utilisé)</text:p>
      <text:list xml:id="list3773468425" text:style-name="L4">
        <text:list-item>
          <text:p text:style-name="P40">Quel est environ le jour de dernier changement du mot de passe de « test » sachant que le nombre est exprimé en jour depuis le 1/1/1970 (on oubliera les années bissextiles).</text:p>
        </text:list-item>
        <text:list-item>
          <text:p text:style-name="P40">Qui à votre avis a le droit de consulter le fichier /etc/shadow ?</text:p>
        </text:list-item>
        <text:list-item>
          <text:p text:style-name="P41">Pourquoi les champs age minimum et maximum sont identiques pour tous les utilisateurs créés ?</text:p>
        </text:list-item>
      </text:list>
      <text:p text:style-name="P11">Nous reviendrons dans la partie des droits sur la valeur de la variable UCHAR …</text:p>
      <text:list xml:id="list81414689034946" text:continue-list="list2550854028" text:style-name="Numbering_20_1">
        <text:list-item>
          <text:h text:style-name="P32" text:outline-level="1">Commandes de gestion des utilisateurs</text:h>
        </text:list-item>
      </text:list>
      <text:p text:style-name="P20">Les commandes de base pour gérer les utilisateurs sont :</text:p>
      <text:list xml:id="list3433125518" text:style-name="L5">
        <text:list-item>
          <text:p text:style-name="P42">useradd pour ajouter un utilisateur</text:p>
        </text:list-item>
        <text:list-item>
          <text:p text:style-name="P42">userdel pour le supprimer</text:p>
        </text:list-item>
        <text:list-item>
          <text:p text:style-name="P42">passwd pour changer le mot de passe</text:p>
        </text:list-item>
      </text:list>
      <text:p text:style-name="P21">La syntaxe de la commande useradd est la suivante :</text:p>
      <text:p text:style-name="P17"><text:span text:style-name="T17">useradd [-b base_dir] [-c comment] [-d home_dir] [-e expire_date] [-f inactive_time] [-g initial_group </text:span><text:span text:style-name="T19">(must exist)</text:span><text:span text:style-name="T17">] [-G group[,...]] <text:s/>-m (create home dir) </text:span><text:span text:style-name="T18">[-u UID] -U (create a group based on login) [-s Shell] -r (compte system)</text:span><text:span text:style-name="T16">... </text:span><text:span text:style-name="T18">login</text:span></text:p>
      <text:list xml:id="list1036736184" text:style-name="L6">
        <text:list-item>
          <text:p text:style-name="P44">Créer un compte pour l'utilisateur toto avec une description étudiant RT1, un répertoire à son nom, une date d'expiration au 2014-01-01, avec l'uid 1010, appartenant à un groupe toto ainsi qu'aux groupes wireshark, audio et cd_rom.</text:p>
        </text:list-item>
      </text:list>
      <text:p text:style-name="P18"><text:span text:style-name="T18">On donne le contenu du répertoire /</text:span><text:span text:style-name="T19">etc/group </text:span><text:span text:style-name="T18">suivant : </text:span><text:span text:style-name="T19">root, test, fred (plus d'autres lié au système) et le contenu du répertoire /home (là où sont les dossiers utilisateurs) : fred, test. L'admin utilise la commande suivante :</text:span></text:p>
      <text:p text:style-name="P19"><text:span text:style-name="T19">useradd -b /</text:span><text:span text:style-name="T20">home/azerty -d /home/azerty -g azerty -u 2001 azerty</text:span></text:p>
      <text:list xml:id="list81414440134118" text:continue-numbering="true" text:style-name="L6">
        <text:list-item>
          <text:p text:style-name="P43"><text:span text:style-name="T20">A la création le message d'erreur apparaît : </text:span><text:span text:style-name="T21">useradd : le groupe azerty n'existe pas</text:span><text:span text:style-name="T20">. Que faut il faire pour corriger cela ?</text:span></text:p>
        </text:list-item>
        <text:list-item>
          <text:p text:style-name="P45">Le fait que le répertoire de base n'existe pas ne bloque pas la création, est-ce normal ?</text:p>
        </text:list-item>
        <text:list-item>
          <text:p text:style-name="P45">Que se passera-t-il quand azerty va se logger ? Dans quel répertoire va-t-il se retrouver à votre avis ?</text:p>
        </text:list-item>
      </text:list>
      <text:list xml:id="list81416396180117" text:continue-list="list81414689034946" text:style-name="Numbering_20_1">
        <text:list-item>
          <text:h text:style-name="P33" text:outline-level="1">Droits sur les fichiers</text:h>
        </text:list-item>
      </text:list>
      <text:p text:style-name="P22">Lorsque l'on souhaite visualiser les caractéristiques d'un fichier on utilise la commande ls avec les options suivantes :</text:p>
      <text:list xml:id="list396644279" text:style-name="L7">
        <text:list-item>
          <text:p text:style-name="P46">-l pour avoir les droits sur les fichiers</text:p>
        </text:list-item>
        <text:list-item>
          <text:p text:style-name="P46">-a pour voir les fichiers commençant par .</text:p>
        </text:list-item>
      </text:list>
      <text:p text:style-name="P22">Le format d'affichage est le suivant :</text:p>
      <table:table table:name="Tableau5" table:style-name="Tableau5">
        <table:table-column table:style-name="Tableau5.A"/>
        <table:table-row table:style-name="TableLine3101558287840">
          <table:table-cell table:style-name="Tableau5.A1" office:value-type="string">
            <text:p text:style-name="P29">root@DebianFred_serv:/home/test# ls -al ou-personnes.ldif</text:p>
            <text:p text:style-name="P29">-rw-r--r-- 1 root root 184 <text:s/>4 nov. <text:s text:c="2"/>2012 ou-personnes.ldif</text:p>
          </table:table-cell>
        </table:table-row>
      </table:table>
      <text:list xml:id="list1480490015" text:style-name="L8">
        <text:list-item>
          <text:p text:style-name="P47">Le premier – correspond au format du fichier (- pour fichier ordinaire, d pour un répertoire, s pour une socket, …)</text:p>
        </text:list-item>
        <text:list-item>
          <text:p text:style-name="P47">Ensuite viennent 9 lettres pour les droits</text:p>
        </text:list-item>
        <text:list-item>
          <text:p text:style-name="P47">Le nom de l'utilisateur</text:p>
        </text:list-item>
        <text:list-item>
          <text:p text:style-name="P47">Le nom du groupe du fichier</text:p>
        </text:list-item>
        <text:list-item>
          <text:p text:style-name="P47">La taille du fichier en octets</text:p>
        </text:list-item>
        <text:list-item>
          <text:p text:style-name="P47">La date de dernière modification</text:p>
        </text:list-item>
        <text:list-item>
          <text:p text:style-name="P48"><text:s/>le nom du fichier</text:p>
        </text:list-item>
      </text:list>
      <text:list xml:id="list398990620" text:style-name="L9">
        <text:list-item>
          <text:p text:style-name="P49">Quel est le groupe auquel appartient le fichier ou-personnes.ldif ?</text:p>
        </text:list-item>
        <text:list-item>
          <text:p text:style-name="P49">Quels sont les droit associés <text:span text:style-name="T26">à l’utilisateur</text:span> root ?</text:p>
        </text:list-item>
        <text:list-item>
          <text:p text:style-name="P49"><text:soft-page-break/>Peut il exécuter le fichier ?</text:p>
        </text:list-item>
        <text:list-item>
          <text:p text:style-name="P49">Un membre du groupe root peut-il modifier ce fichier ?</text:p>
        </text:list-item>
        <text:list-item>
          <text:p text:style-name="P49">Un non-membre du groupe root peut-il le modifier ?</text:p>
        </text:list-item>
        <text:list-item>
          <text:p text:style-name="P49">On représente souvent en octale les permissions sur les fichiers Linux pourquoi ?</text:p>
        </text:list-item>
        <text:list-item>
          <text:p text:style-name="P49">Combien de bit comprend un nombre noté en base 8 ? Donner les droits en base 8 du fichier précédent.</text:p>
        </text:list-item>
        <text:list-item>
          <text:p text:style-name="P49">La valeur UMASK 022 (vue précédemment) permet de définir les droits par défaut lors de la création de fichiers/dossiers. Pour les fichiers les droits sont le résultat d'un<text:span text:style-name="T22">e soustraction </text:span>entre 666 en octal et le UMASK et pour les dossiers c'est entre 777 et le UMASK. Quels sont les droits par défaut pour les fichiers <text:span text:style-name="T29">et les dossiers</text:span> avec un UMASK à 022 ?</text:p>
        </text:list-item>
        <text:list-item>
          <text:p text:style-name="P50">A quoi correspondent les droits en lecture et en exécution sur un dossier ?</text:p>
        </text:list-item>
        <text:list-item>
          <text:p text:style-name="P50">A quoi correspondent les droits 777 et 755 ? Pourquoi ne faut-il pas tout mettre en 777 ?</text:p>
        </text:list-item>
        <text:list-item>
          <text:p text:style-name="P50">Pourquoi <text:span text:style-name="T29">un utilisateur </text:span>ne <text:span text:style-name="T26">doit</text:span>-il pas placer les droits en 555 pour un <text:span text:style-name="T26">de ses fichiers </text:span>?</text:p>
        </text:list-item>
      </text:list>
      <text:list xml:id="list81415754394677" text:continue-list="list81416396180117" text:style-name="Numbering_20_1">
        <text:list-item>
          <text:h text:style-name="P34" text:outline-level="1">Problèmes de droits (Philippe Pujas)</text:h>
          <text:list>
            <text:list-item>
              <text:h text:style-name="P36" text:outline-level="2">Rappel</text:h>
            </text:list-item>
          </text:list>
        </text:list-item>
      </text:list>
      <text:list xml:id="list2872745305" text:style-name="WW8Num3">
        <text:list-item>
          <text:p text:style-name="P51">L’utilisateur <text:span text:style-name="Courier">toto</text:span> du groupe <text:span text:style-name="Courier">rt2</text:span> ne peut <text:span text:style-name="T27">lire</text:span> un fichier que si : </text:p>
        </text:list-item>
      </text:list>
      <text:list xml:id="list2427725096" text:style-name="L10">
        <text:list-item>
          <text:p text:style-name="P54">le fichier appartient à <text:span text:style-name="Courier">toto</text:span> et est en mode lecture pour le propriétaire ;</text:p>
        </text:list-item>
        <text:list-item>
          <text:p text:style-name="P54">ou, le fichier appartient au groupe <text:span text:style-name="Courier">rt2</text:span> et le fichier est en lecture pour le groupe ;</text:p>
        </text:list-item>
        <text:list-item>
          <text:p text:style-name="P54">ou, le fichier est en lecture pour les autres.</text:p>
        </text:list-item>
      </text:list>
      <text:list xml:id="list3325498147" text:style-name="WW8Num5">
        <text:list-item>
          <text:p text:style-name="P52">L’utilisateur <text:span text:style-name="Courier">toto</text:span> du groupe <text:span text:style-name="Courier">rt2</text:span> ne peut <text:span text:style-name="T27">créer</text:span> un fichier dans un répertoire que si : </text:p>
        </text:list-item>
      </text:list>
      <text:list xml:id="list81416378427540" text:continue-list="list2427725096" text:style-name="L10">
        <text:list-item text:start-value="1">
          <text:p text:style-name="P54">le répertoire appartient à <text:span text:style-name="Courier">toto</text:span> et est en mode écriture pour le propriétaire ;</text:p>
        </text:list-item>
        <text:list-item>
          <text:p text:style-name="P54">ou, le répertoire appartient au groupe <text:span text:style-name="Courier">rt2</text:span> et est en mode écriture pour le groupe ;</text:p>
        </text:list-item>
        <text:list-item>
          <text:p text:style-name="P54">ou, le répertoire est en mode écriture pour les autres.</text:p>
        </text:list-item>
      </text:list>
      <text:list xml:id="list81415696425552" text:continue-list="list81415754394677" text:style-name="Numbering_20_1">
        <text:list-item>
          <text:list>
            <text:list-item>
              <text:h text:style-name="P35" text:outline-level="2">Configuration d’un serveur Web</text:h>
            </text:list-item>
          </text:list>
        </text:list-item>
      </text:list>
      <text:p text:style-name="P23">Soit la configuration suivante. L’administrateur du site est l’utilisateur <text:span text:style-name="Courier"><text:span text:style-name="T28">webmaster</text:span></text:span><text:span text:style-name="Courier">,</text:span> son groupe est <text:span text:style-name="Courier"><text:span text:style-name="T28">www</text:span></text:span><text:span text:style-name="Courier"><text:span text:style-name="T25">qui ne </text:span></text:span>comporte qu’un seul membre : <text:span text:style-name="Courier"><text:span text:style-name="T28">webmaster</text:span></text:span>. L’arborescence du site appartient à <text:span text:style-name="Courier"><text:span text:style-name="T28">webmaster</text:span></text:span> et au groupe <text:span text:style-name="Courier"><text:span text:style-name="T28">www</text:span></text:span>. Elle est en <text:span text:style-name="T25">rw</text:span> pour <text:span text:style-name="Courier"><text:span text:style-name="T28">webmaster</text:span></text:span> et en <text:span text:style-name="T25">r </text:span>pour <text:span text:style-name="Courier"><text:span text:style-name="T28">www</text:span></text:span>. Les scripts CGI sont exécutables par <text:span text:style-name="Courier"><text:span text:style-name="T28">webmaster</text:span></text:span> et par le groupe <text:span text:style-name="Courier"><text:span text:style-name="T28">www</text:span></text:span>.</text:p>
      <text:list xml:id="list1313000023" text:style-name="L11">
        <text:list-item>
          <text:p text:style-name="P53">Montrer que les documents locaux du site ne peuvent pas être accédés par les utilisateurs du serveur (sauf <text:s/>webmaster).</text:p>
        </text:list-item>
        <text:list-item>
          <text:p text:style-name="P53">Pourquoi le serveur <text:span text:style-name="Courier"><text:span text:style-name="T28">httpd</text:span></text:span> ne doit-il pas avoir les droits suivants : propriétaire <text:span text:style-name="Courier"><text:span text:style-name="T28">root</text:span></text:span>, groupe <text:span text:style-name="Courier"><text:span text:style-name="T12">root</text:span></text:span><text:span text:style-name="T12"> </text:span>? </text:p>
        </text:list-item>
        <text:list-item>
          <text:p text:style-name="P53">Pourquoi le serveur ne peut-il pas avoir les droits : propriétaire : <text:span text:style-name="Courier"><text:span text:style-name="T28">webmaster</text:span></text:span>, groupe <text:span text:style-name="Courier"><text:span text:style-name="T28">apache</text:span></text:span>?</text:p>
        </text:list-item>
        <text:list-item>
          <text:p text:style-name="P53">Pourquoi le serveur ne peut-il pas avoir les droits : propriétaire : <text:span text:style-name="Courier"><text:span text:style-name="T28">apache</text:span></text:span>, groupe <text:span text:style-name="Courier"><text:span text:style-name="T28">apache </text:span></text:span>?</text:p>
        </text:list-item>
        <text:list-item>
          <text:p text:style-name="P53">Que se passe-t-il si le serveur a été configuré avec les droits : propriétaire : <text:span text:style-name="Courier"><text:span text:style-name="T28">apache</text:span></text:span>, groupe <text:span text:style-name="Courier"><text:span text:style-name="T28">www </text:span></text:span>?</text:p>
        </text:list-item>
        <text:list-item>
          <text:p text:style-name="P53">Dans ce dernier cas, quels doivent être les droits des pages personnelles des utilisateurs ? Problème ?</text:p>
        </text:list-item>
        <text:list-item>
          <text:p text:style-name="P53">Comment configurer les répertoires recevant, par exemple, les fichiers de session ?</text:p>
        </text:list-item>
        <text:list-item>
          <text:p text:style-name="P53">Comment configurer le système pour que le site comporte plusieurs parties administrées par différents webmaster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2f2f2" draw:opacity="100%"/>
      <style:paragraph-properties fo:margin-left="0cm" fo:margin-right="4.498cm" fo:text-align="start" style:justify-single-word="false" fo:text-indent="0cm" style:auto-text-indent="false" fo:background-color="#f2f2f2" fo:padding="0.035cm" fo:border="0.51pt solid #000000"/>
      <style:text-properties style:font-name="Courier New" fo:font-family="'Courier New'" style:font-family-generic="moder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 text:number-lines="true" text:line-number="0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76cm" fo:margin-bottom="0.106cm" style:contextual-spacing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06cm" style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text-underline-style="solid" style:text-underline-width="auto" style:text-und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 fo:font-size="12pt" style:font-size-asian="12pt"/>
    </style:style>
    <style:style style:name="Matériel" style:family="paragraph" style:parent-style-name="Standard">
      <loext:graphic-properties draw:fill="solid" draw:fill-color="#f2f2f2" draw:opacity="100%"/>
      <style:paragraph-properties fo:background-color="#f2f2f2" fo:padding="0.035cm" fo:border="0.51pt solid #000000"/>
      <style:text-properties fo:font-weight="bold" style:font-weight-asian="bold"/>
    </style:style>
    <style:style style:name="Footnote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2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urier" style:family="text" style:parent-style-name="Police_20_par_20_défaut">
      <style:text-properties style:font-name="Courier New" fo:font-family="'Courier New'" style:font-family-generic="modern" fo:font-size="9pt" style:font-size-asian="9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text:style-name="WW8Num2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officeooo:paragraph-rsid="00544e93"/>
    </style:style>
    <style:style style:name="M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fo:language="fr" fo:country="FR" fo:font-style="italic" fo:font-weight="bold" officeooo:rsid="000e8def" officeooo:paragraph-rsid="00544e93" style:font-size-asian="8pt" style:font-style-asian="italic" style:font-weight-asian="bold"/>
    </style:style>
    <style:style style:name="MP4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officeooo:rsid="000e8def"/>
    </style:style>
    <style:style style:name="MT2" style:family="text">
      <style:text-properties fo:font-size="8pt" fo:font-style="italic" fo:font-weight="bold" style:font-size-asian="8pt" style:font-style-asian="italic" style:font-weight-asian="bold"/>
    </style:style>
    <style:style style:name="MT3" style:family="text">
      <style:text-properties fo:font-size="8pt" fo:language="en" fo:country="GB" fo:font-weight="bold" style:font-size-asian="8pt" style:font-weight-asian="bold"/>
    </style:style>
    <style:style style:name="MT4" style:family="text"/>
    <style:style style:name="MT5" style:family="text">
      <style:text-properties fo:font-size="8pt" fo:language="en" fo:country="GB" fo:font-weight="bold" officeooo:rsid="00544e93" style:font-size-asian="8pt" style:font-weight-asian="bold"/>
    </style:style>
    <style:style style:name="MT6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1.501cm" fo:margin-left="2.501cm" fo:margin-right="2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s1" text:anchor-type="char" svg:x="0cm" svg:width="2.064cm" svg:height="0.889cm" draw:z-index="3"><draw:image xlink:href="Pictures/10000000000000FA0000006971BC618C6C10BE72.png" xlink:type="simple" xlink:show="embed" xlink:actuate="onLoad" draw:mime-type="image/png"/></draw:frame><text:tab/><text:span text:style-name="MT1">Pascal Poncelet , </text:span>Frédéric Comby<draw:frame draw:style-name="Mfr2" draw:name="images2" text:anchor-type="char" svg:x="14.263cm" svg:width="1.66cm" svg:height="0.586cm" draw:z-index="7"><draw:image xlink:href="Pictures/10000201000000580000001FE7B2D11A2D36B4C6.png" xlink:type="simple" xlink:show="embed" xlink:actuate="onLoad" draw:mime-type="image/png"/></draw:frame></text:p>
      </style:header>
      <style:footer>
        <text:p text:style-name="MP2"><text:span text:style-name="MT2"><text:date style:data-style-name="N37" text:date-value="2021-10-11T08:14:14.272999987">11/10/21</text:date></text:span><text:span text:style-name="MT3"><text:tab/></text:span><text:span text:style-name="Page_20_Number"><text:page-number text:select-page="current">4</text:page-number></text:span><text:span text:style-name="MT3"><text:tab/></text:span><text:span text:style-name="MT5">R101</text:span></text:p>
        <text:p text:style-name="MP3">101</text:p>
      </style:footer>
    </style:master-page>
    <style:master-page style:name="Conversion_20_1" style:display-name="Conversion 1" style:page-layout-name="Mpm1">
      <style:header>
        <text:p text:style-name="MP4">TD de TR2 2ème année<text:tab/>IUT de Béziers</text:p>
      </style:header>
      <style:footer>
        <text:p text:style-name="MP5"><text:span text:style-name="MT6">PP.cr97.rev</text:span><text:span text:style-name="MT2"><text:date style:data-style-name="N37" text:date-value="2021-10-11T08:14:14.294999968">11/10/21</text:date></text:span><text:span text:style-name="MT3"><text:tab/></text:span><text:span text:style-name="Page_20_Number"><text:page-number text:select-page="current">0</text:page-number></text:span><text:span text:style-name="MT3"><text:tab/></text:span><text:span text:style-name="MT6">TR2-Web</text:span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>Titre du TP </dc:title>
    <meta:initial-creator>Pre-installed User</meta:initial-creator>
    <meta:creation-date>1998-11-12T18:13:00</meta:creation-date>
    <dc:date>2021-10-11T08:13:51.487000000</dc:date>
    <meta:print-date>2006-12-03T22:36:00</meta:print-date>
    <meta:editing-cycles>154</meta:editing-cycles>
    <meta:editing-duration>P1DT10H44M44S</meta:editing-duration>
    <dc:creator>Frédéric Comby</dc:creator>
    <meta:document-statistic meta:table-count="5" meta:image-count="2" meta:object-count="0" meta:page-count="4" meta:paragraph-count="157" meta:word-count="1641" meta:character-count="9957" meta:non-whitespace-character-count="8507"/>
    <meta:user-defined meta:name="Info 1"/>
    <meta:user-defined meta:name="Info 2"/>
    <meta:user-defined meta:name="Info 3"/>
    <meta:user-defined meta:name="Info 4"/>
  </office:meta>
</office:document-meta>
</file>